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000000803187A91BFC65D15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5.047cm" draw:z-index="0"><draw:image xlink:href="Pictures/100000000000057000000803187A91BFC65D15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6:07:30.732897070</meta:creation-date>
    <dc:date>2023-09-08T06:09:51.429996569</dc:date>
    <meta:editing-duration>PT2M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